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Centur" svg:font-family="VNI-Centur" style:font-family-generic="roman" style:font-pitch="variable"/>
    <style:font-face style:name="VNI-Times" svg:font-family="VNI-Times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2701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0.8799in" style:rel-column-width="7931*"/>
    </style:style>
    <style:style style:name="Table1.B" style:family="table-column">
      <style:table-column-properties style:column-width="2.8472in" style:rel-column-width="25665*"/>
    </style:style>
    <style:style style:name="Table1.C" style:family="table-column">
      <style:table-column-properties style:column-width="3.5431in" style:rel-column-width="31939*"/>
    </style:style>
    <style:style style:name="Table1.1" style:family="table-row">
      <style:table-row-properties style:min-row-height="0.6285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style:vertical-align="middle" fo:padding-left="0in" fo:padding-right="0in" fo:padding-top="0.1111in" fo:padding-bottom="0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style:vertical-align="" fo:padding-left="0in" fo:padding-right="0in" fo:padding-top="0.1111in" fo:padding-bottom="0in" fo:border="none"/>
    </style:style>
    <style:style style:name="Table1.4" style:family="table-row">
      <style:table-row-properties style:min-row-height="0.3in" fo:background-color="transparent">
        <style:background-image/>
      </style:table-row-properties>
    </style:style>
    <style:style style:name="Table1.A4" style:family="table-cell">
      <style:table-cell-properties style:vertical-align="middle" fo:padding="0in" fo:border="none"/>
    </style:style>
    <style:style style:name="Table1.6" style:family="table-row">
      <style:table-row-properties style:min-row-height="0.5in"/>
    </style:style>
    <style:style style:name="Table2" style:family="table">
      <style:table-properties style:width="7.2701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1.2118in" style:rel-column-width="10922*"/>
    </style:style>
    <style:style style:name="Table2.F" style:family="table-column">
      <style:table-column-properties style:column-width="1.2118in" style:rel-column-width="1092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2701in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3.6347in" style:rel-column-width="32767*"/>
    </style:style>
    <style:style style:name="Table3.B" style:family="table-column">
      <style:table-column-properties style:column-width="3.6354in" style:rel-column-width="32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paragraph-properties fo:margin-top="0in" fo:margin-bottom="0in" style:contextual-spacing="false" fo:break-before="page"/>
      <style:text-properties officeooo:paragraph-rsid="001c0070"/>
    </style:style>
    <style:style style:name="P2" style:family="paragraph" style:parent-style-name="Standard">
      <style:text-properties officeooo:paragraph-rsid="001c0070"/>
    </style:style>
    <style:style style:name="P3" style:family="paragraph" style:parent-style-name="Heading_20_1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_20_indent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style:font-name="Times New Roman" fo:font-size="12pt" style:text-underline-style="none" style:font-size-asian="12pt" style:font-size-complex="12pt"/>
    </style:style>
    <style:style style:name="P10" style:family="paragraph" style:parent-style-name="Text_20_body_20_indent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style:font-name="Times New Roman" fo:font-size="12pt" style:text-underline-style="none" officeooo:paragraph-rsid="0033711b" style:font-size-asian="12pt" style:font-size-complex="12pt"/>
    </style:style>
    <style:style style:name="P11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normal" officeooo:paragraph-rsid="002c9a73" style:font-size-asian="8.75pt" style:font-weight-asian="normal" style:font-size-complex="10pt" style:font-weight-complex="normal"/>
    </style:style>
    <style:style style:name="P12" style:family="paragraph" style:parent-style-name="Text_20_body_20_indent">
      <style:paragraph-properties fo:margin-left="0in" fo:margin-right="0in" fo:line-height="100%" fo:text-indent="0in" style:auto-text-indent="false" style:writing-mode="lr-tb"/>
    </style:style>
    <style:style style:name="P13" style:family="paragraph" style:parent-style-name="List_20_Paragraph" style:list-style-name="WWNum1">
      <style:paragraph-properties fo:margin-left="0in" fo:margin-right="0in" fo:text-indent="0in" style:auto-text-indent="false" style:writing-mode="lr-tb"/>
      <style:text-properties style:text-underline-style="none" officeooo:paragraph-rsid="002c9a73"/>
    </style:style>
    <style:style style:name="P14" style:family="paragraph" style:parent-style-name="List_20_Paragraph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none" fo:font-weight="bold" officeooo:paragraph-rsid="002c9a73" style:font-size-asian="12pt" style:font-weight-asian="bold" style:font-size-complex="12pt"/>
    </style:style>
    <style:style style:name="P15" style:family="paragraph" style:parent-style-name="List_20_Paragraph" style:list-style-name="WWNum1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List_20_Paragraph" style:list-style-name="WWNum1aa">
      <style:paragraph-properties fo:margin-left="0in" fo:margin-right="0in" fo:margin-top="0in" fo:margin-bottom="0in" style:contextual-spacing="true" fo:line-height="110%" fo:text-align="justify" style:justify-single-word="false" fo:text-indent="0in" style:auto-text-indent="false" style:writing-mode="lr-tb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style="italic" fo:font-weight="normal" officeooo:paragraph-rsid="002c9a73" style:font-size-asian="12pt" style:font-style-asian="italic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style="italic" style:text-underline-style="solid" style:text-underline-width="auto" style:text-underline-color="font-color" fo:font-weight="normal" officeooo:paragraph-rsid="002c9a73" style:font-size-asian="12pt" style:font-style-asian="italic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0.6898in"/>
          <style:tab-stop style:position="6.8909in" style:type="right" style:leader-style="dotted" style:leader-text="."/>
        </style:tab-stops>
      </style:paragraph-properties>
      <style:text-properties style:font-name="Times New Roman" fo:font-size="12pt" fo:font-style="italic" officeooo:paragraph-rsid="002c9a73" style:font-size-asian="12pt" style:font-style-asian="italic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weight="normal" officeooo:paragraph-rsid="002c9a73" fo:background-color="#ffff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style="normal" fo:font-weight="normal" officeooo:paragraph-rsid="002c9a73" fo:background-color="#ffff0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0.5pt" style:font-weight-asian="bold" style:font-size-complex="12pt"/>
    </style:style>
    <style:style style:name="P23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none" style:font-size-asian="12pt" style:font-size-complex="12pt"/>
    </style:style>
    <style:style style:name="P24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officeooo:paragraph-rsid="002c9a73" style:font-size-asian="12pt" style:font-size-complex="12pt"/>
    </style:style>
    <style:style style:name="P25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fo:font-weight="bold" officeooo:paragraph-rsid="002c9a73" style:font-size-asian="12pt" style:font-weight-asian="bold" style:font-size-complex="12pt" style:font-weight-complex="bold"/>
    </style:style>
    <style:style style:name="P26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0pt" style:text-underline-style="none" fo:font-weight="bold" style:font-size-asian="8.75pt" style:font-weight-asian="bold" style:font-size-complex="10pt" style:font-weight-complex="bold"/>
    </style:style>
    <style:style style:name="P27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0pt" style:text-underline-style="none" fo:font-weight="bold" officeooo:paragraph-rsid="002c9a73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1pt" fo:font-weight="bold" style:font-size-asian="11pt" style:font-weight-asian="bold" style:font-size-complex="11pt" style:font-weight-complex="bold"/>
    </style:style>
    <style:style style:name="P29" style:family="paragraph" style:parent-style-name="Text_20_body_20_indent" style:list-style-name="WWNum1">
      <style:paragraph-properties fo:margin-left="0in" fo:margin-right="0in" fo:margin-top="0in" fo:margin-bottom="0in" style:contextual-spacing="false" fo:line-height="150%" fo:text-indent="0in" style:auto-text-indent="false" style:writing-mode="lr-tb"/>
      <style:text-properties style:font-name="Times New Roman" fo:font-size="12pt" style:text-underline-style="none" fo:font-weight="normal" officeooo:paragraph-rsid="002c9a73" style:font-size-asian="12pt" style:font-weight-asian="normal" style:font-size-complex="12pt" style:font-weight-complex="normal"/>
    </style:style>
    <style:style style:name="P30" style:family="paragraph" style:parent-style-name="Text_20_body_20_indent" style:list-style-name="WWNum1">
      <style:paragraph-properties fo:margin-left="0in" fo:margin-right="0in" fo:line-height="100%" fo:text-indent="0.5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 style:font-weight-complex="bold"/>
    </style:style>
    <style:style style:name="P31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/>
    </style:style>
    <style:style style:name="P32" style:family="paragraph" style:parent-style-name="Text_20_body_20_indent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/>
    </style:style>
    <style:style style:name="P33" style:family="paragraph" style:parent-style-name="Text_20_body_20_indent" style:list-style-name="WWNum1">
      <style:paragraph-properties fo:margin-left="0in" fo:margin-right="0in" fo:margin-top="0in" fo:margin-bottom="0in" style:contextual-spacing="false" fo:line-height="100%" fo:text-indent="0.5in" style:auto-text-indent="false" style:writing-mode="lr-tb"/>
      <style:text-properties style:font-name="Times New Roman" fo:font-size="10pt" style:text-underline-style="none" fo:font-weight="bold" officeooo:paragraph-rsid="0033711b" style:font-size-asian="8.75pt" style:font-weight-asian="bold" style:font-size-complex="10pt" style:font-weight-complex="bold"/>
    </style:style>
    <style:style style:name="P34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bold" style:font-size-asian="8.75pt" style:font-weight-asian="bold" style:font-size-complex="10pt" style:font-weight-complex="bold"/>
    </style:style>
    <style:style style:name="P35" style:family="paragraph" style:parent-style-name="Text_20_body_20_indent" style:list-style-name="WWNum1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normal" style:font-size-asian="8.75pt" style:font-weight-asian="normal" style:font-size-complex="10pt" style:font-weight-complex="normal"/>
    </style:style>
    <style:style style:name="T1" style:family="text">
      <style:text-properties officeooo:rsid="01613b31"/>
    </style:style>
    <style:style style:name="T2" style:family="text">
      <style:text-properties officeooo:rsid="008d25f3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2c9a73" style:font-size-asian="12pt" style:font-weight-asian="bold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2c9a73" style:font-size-asian="12pt" style:font-weight-asian="bold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style:text-underline-style="none" fo:font-weight="bold" officeooo:rsid="002d843a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text-underline-style="none" fo:font-weight="bold" officeooo:rsid="002c9a73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c9a73" style:font-weight-asian="bold" style:font-weight-complex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style:font-style-complex="italic"/>
    </style:style>
    <style:style style:name="T16" style:family="text">
      <style:text-properties officeooo:rsid="002d843a" style:font-style-complex="italic"/>
    </style:style>
    <style:style style:name="T17" style:family="text">
      <style:text-properties officeooo:rsid="002c9a73" style:font-style-complex="italic"/>
    </style:style>
    <style:style style:name="T18" style:family="text">
      <style:text-properties officeooo:rsid="003314aa" style:font-style-complex="italic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 style:font-style-complex="italic"/>
    </style:style>
    <style:style style:name="T21" style:family="text">
      <style:text-properties officeooo:rsid="0036e97b" fo:background-color="#ffff00" loext:char-shading-value="0" style:font-style-complex="italic"/>
    </style:style>
    <style:style style:name="T22" style:family="text">
      <style:text-properties fo:background-color="#00ffff" loext:char-shading-value="0"/>
    </style:style>
    <style:style style:name="T23" style:family="text">
      <style:text-properties fo:color="#000000" loext:opacity="100%" style:font-name="Times New Roman" fo:font-size="12pt" fo:language="vi" fo:country="VN" style:font-size-asian="12pt" style:font-size-complex="12pt"/>
    </style:style>
    <style:style style:name="T24" style:family="text">
      <style:text-properties fo:color="#000000" loext:opacity="100%" style:font-name="Times New Roman" fo:font-size="12pt" fo:language="vi" fo:country="VN" style:font-size-asian="12pt" style:font-size-complex="12pt" fo:background-color="#ffff00"/>
    </style:style>
    <style:style style:name="T25" style:family="text">
      <style:text-properties fo:color="#000000" loext:opacity="100%" style:font-name="Times New Roman" fo:font-size="12pt" style:font-size-asian="12pt" style:font-size-complex="12pt" fo:background-color="#00ffff"/>
    </style:style>
    <style:style style:name="T26" style:family="text">
      <style:text-properties fo:color="#000000" loext:opacity="100%" fo:language="vi" fo:country="VN"/>
    </style:style>
    <style:style style:name="T27" style:family="text">
      <style:text-properties fo:color="#000000" loext:opacity="100%" fo:language="vi" fo:country="VN" fo:background-color="#ffff00"/>
    </style:style>
    <style:style style:name="T28" style:family="text">
      <style:text-properties fo:color="#000000" loext:opacity="100%" fo:background-color="#00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>CÔNG TY TNHH SẢN XUẤT ĐẦU TƯ TRÍ ĐỨC <text:s text:c="3"/></text:p>
            <text:p text:style-name="P4">Số: 12511.24/BGSC</text:p>
          </table:table-cell>
          <table:covered-table-cell/>
          <table:table-cell table:style-name="Table1.A1" office:value-type="string">
            <text:p text:style-name="P5">CỘNG HÒA XÃ HỘI CHỦ NGHĨA VIỆT NAM </text:p>
            <text:p text:style-name="P5">Độclập – Tự do – Hạnh phúc</text:p>
          </table:table-cell>
        </table:table-row>
        <table:table-row>
          <table:table-cell table:style-name="Table1.A2" table:number-columns-spanned="3" office:value-type="string">
            <text:p text:style-name="P6">Hà Nội, ngày 25 tháng 11 năm 2024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3">BẢN BÁO GIÁ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7">Kính gửi:</text:p>
          </table:table-cell>
          <table:table-cell table:style-name="Table1.A4" table:number-columns-spanned="2" office:value-type="string">
            <text:p text:style-name="P20">Chú PhạmHồngHà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18">Địa chỉ:</text:p>
          </table:table-cell>
          <table:table-cell table:style-name="Table1.A4" table:number-columns-spanned="2" office:value-type="string">
            <text:p text:style-name="P21">244 Minh Khai, Hai Bà Trưng, Hà Nội</text:p>
          </table:table-cell>
          <table:covered-table-cell/>
        </table:table-row>
        <table:table-row table:style-name="Table1.6">
          <table:table-cell table:style-name="Table1.A4" table:number-columns-spanned="3" office:value-type="string">
            <text:p text:style-name="P19">Được sự đồng ý của Quý khách, </text:p>
            <text:p text:style-name="P19">chúng tôi xin được gửi tới quý Khách phương án sửa chữa thiết bị theo báo giá này.</text:p>
          </table:table-cell>
          <table:covered-table-cell/>
          <table:covered-table-cell/>
        </table:table-row>
      </table:table>
      <text:list xml:id="list2849579600" text:style-name="WWNum1">
        <text:list-header>
          <text:p text:style-name="P13"><text:span text:style-name="T6">I. N</text:span><text:span text:style-name="T5">ội Dung: </text:span><text:span text:style-name="T7">Thay vật tư thang máy như sau: </text:span></text:p>
          <text:p text:style-name="P14"/>
        </text:list-header>
      </text:list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28">STT</text:p>
          </table:table-cell>
          <table:table-cell table:style-name="Table2.A1" office:value-type="string">
            <text:p text:style-name="P28">TÊN HÀNG</text:p>
          </table:table-cell>
          <table:table-cell table:style-name="Table2.A1" office:value-type="string">
            <text:p text:style-name="P28">ĐVT</text:p>
          </table:table-cell>
          <table:table-cell table:style-name="Table2.A1" office:value-type="string">
            <text:p text:style-name="P28">SỐ LƯỢNG</text:p>
          </table:table-cell>
          <table:table-cell table:style-name="Table2.A1" office:value-type="string">
            <text:p text:style-name="P28">ĐƠN GIÁ</text:p>
          </table:table-cell>
          <table:table-cell table:style-name="Table2.F1" office:value-type="string">
            <text:p text:style-name="P28">THÀNH TIỀ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list xml:id="list234249740825352" text:continue-numbering="true" text:style-name="WWNum1">
        <text:list-header>
          <text:p text:style-name="P22"/>
          <text:p text:style-name="P23"><text:span text:style-name="T11">Ghi chú: </text:span>Bên sửa chữa sẽ bảo hành toàn bộ thiết bị thay thế <text:span text:style-name="T14">12 tháng </text:span>kể từ khi bàn giao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/>
                              <text:list>
                                <text:list-item>
                                  <text:list>
                                    <text:list-header>
                                      <text:p text:style-name="P24"><text:span text:style-name="T13">II. </text:span><text:span text:style-name="T12">Thời gian và phương thức thanh toán:</text:span></text:p>
                                      <text:p text:style-name="P27"/>
                                      <text:p text:style-name="P25"><text:span text:style-name="T16">1. </text:span><text:span text:style-name="T15">Thời gian:</text:span></text:p>
                                      <text:p text:style-name="P27"/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18">T</text:span><text:span text:style-name="T15">hời gian chuẩn bị vật tư là </text:span><text:span text:style-name="T20">05 </text:span><text:span text:style-name="T15">ngày.</text:span></text:p>
          <text:p text:style-name="P29"><text:span text:style-name="T18">T</text:span><text:span text:style-name="T15">hời gian thực hiện là </text:span><text:span text:style-name="T20">0</text:span><text:span text:style-name="T21">2</text:span><text:span text:style-name="T20"> </text:span><text:span text:style-name="T15">ngày.</text:span></text:p>
        </text:list-header>
      </text:list>
      <text:p text:style-name="P11"/>
      <text:list xml:id="list234250459992430" text:continue-numbering="true" text:style-name="WWNum1">
        <text:list-header>
          <text:p text:style-name="P30"><text:span text:style-name="T16">2. </text:span><text:span text:style-name="T15">Hình thức than</text:span><text:span text:style-name="T17">h </text:span><text:span text:style-name="T15">toán: </text:span>Tiền mặt hoặc chuyển khoản</text:p>
          <text:p text:style-name="P33"/>
          <text:p text:style-name="P15"><text:span text:style-name="T26">Đợt 1: </text:span><text:span text:style-name="T27">40%</text:span><text:span text:style-name="T28">(tỉlệ)</text:span><text:span text:style-name="T26"> tổng giá trị báo giá ngay sau khi ký kết </text:span></text:p>
          <text:p text:style-name="P16"><text:span text:style-name="T23">Đợt 2: </text:span><text:span text:style-name="T24">40%</text:span><text:span text:style-name="T25">(tỉlệ)</text:span><text:span text:style-name="T23"> tổng giá trị báo giá ngay sau khi chuyển hàng đến công trình. </text:span></text:p>
          <text:p text:style-name="P16"><text:span text:style-name="T23">Đợt 3: </text:span><text:span text:style-name="T24">20%</text:span><text:span text:style-name="T25">(tỉlệ)</text:span><text:span text:style-name="T23"> tổng giá trị báo giá ngay sau khi hoàn thành công việc.</text:span></text:p>
          <text:p text:style-name="P35"/>
        </text:list-header>
      </text:list>
      <text:p text:style-name="P12"><text:span text:style-name="T8">III. Hiệu lực của bản </text:span><text:span text:style-name="T9">b</text:span><text:span text:style-name="T8">áo giá</text:span></text:p>
      <text:p text:style-name="P34"/>
      <text:p text:style-name="P9">Báo giá này có giá trị trong vòng 15 ngày</text:p>
      <text:p text:style-name="P10">Mọi sự hồi đáp xin vui lòng liên hệ theo số <text:span text:style-name="T11">ĐT: 0903.735.486</text:span></text:p>
      <text:p text:style-name="P31"/>
      <text:p text:style-name="P32">Chân thành cảm ơn!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XÁC NHẬN CỦA KHÁCH HÀNG</text:p>
          </table:table-cell>
          <table:table-cell table:style-name="Table3.A1" office:value-type="string">
            <text:p text:style-name="P8">CÔNG TY TNHH SẢN XUẤT ĐẦU TƯ</text:p>
            <text:p text:style-name="P7">TRÍ ĐỨC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Centur" svg:font-family="VNI-Centur" style:font-family-generic="roman" style:font-pitch="variable"/>
    <style:font-face style:name="VNI-Times" svg:font-family="VNI-Times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TY_5f_CELL_5f_STYLE" style:display-name="EMPTY_CELL_STYLE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SansSerif" fo:font-family="SansSerif" style:font-family-generic="swiss" fo:font-size="1pt" fo:language="en" fo:country="US" style:font-name-asian="SansSerif1" style:font-family-asian="SansSerif" style:font-family-generic-asian="system" style:font-pitch-asian="variable" style:font-size-asian="1pt" style:language-asian="en" style:country-asian="US" style:font-name-complex="SansSerif1" style:font-family-complex="SansSerif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ext_20_body_20_indent" style:display-name="Text body indent" style:family="paragraph" style:parent-style-name="Text_20_body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VNI-Centur" fo:font-family="VNI-Centur" style:font-family-generic="roman" style:font-pitch="variable" fo:font-size="10.5pt" fo:font-weight="bold" style:font-name-asian="Times New Roman1" style:font-family-asian="'Times New Roman'" style:font-family-generic-asian="system" style:font-pitch-asian="variable" style:font-size-asian="10.5pt" style:font-weight-asian="bold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ody_20_Text_20_Indent_20_Char" style:display-name="Body Text Indent Char" style:family="text" style:parent-style-name="Default_20_Paragraph_20_Font">
      <style:text-properties style:font-name="VNI-Times" fo:font-family="VNI-Times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21:40:30.138000000</meta:creation-date>
    <meta:generator>LibreOffice/7.4.3.2$Windows_X86_64 LibreOffice_project/1048a8393ae2eeec98dff31b5c133c5f1d08b890</meta:generator>
    <dc:date>2025-09-23T23:42:17.353000000</dc:date>
    <meta:editing-duration>PT1H37M6S</meta:editing-duration>
    <meta:editing-cycles>23</meta:editing-cycles>
    <meta:document-statistic meta:table-count="3" meta:image-count="0" meta:object-count="0" meta:page-count="2" meta:paragraph-count="37" meta:word-count="250" meta:character-count="1123" meta:non-whitespace-character-count="900"/>
  </office:meta>
</office:document-meta>
</file>